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ModuleAgenda.Initialize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Thorndale1" svg:font-family="Thorndale" style:font-family-generic="swiss" style:font-pitch="variable"/>
  </office:font-face-decls>
  <office:automatic-styles>
    <style:style style:name="_32_" style:display-name="2" style:family="table">
      <style:table-properties style:width="17.78cm" table:align="margins"/>
    </style:style>
    <style:style style:name="_32_.A" style:display-name="2.A" style:family="table-column">
      <style:table-column-properties style:column-width="10.379cm" style:rel-column-width="38253*"/>
    </style:style>
    <style:style style:name="_32_.B" style:display-name="2.B" style:family="table-column">
      <style:table-column-properties style:column-width="4.362cm" style:rel-column-width="16078*"/>
    </style:style>
    <style:style style:name="_32_.C" style:display-name="2.C" style:family="table-column">
      <style:table-column-properties style:column-width="3.039cm" style:rel-column-width="11204*"/>
    </style:style>
    <style:style style:name="_32_.A1" style:display-name="2.A1" style:family="table-cell">
      <style:table-cell-properties fo:padding="0.097cm" fo:border-left="0.05pt solid #000000" fo:border-right="none" fo:border-top="0.05pt solid #000000" fo:border-bottom="0.05pt solid #000000"/>
    </style:style>
    <style:style style:name="_32_.C1" style:display-name="2.C1" style:family="table-cell">
      <style:table-cell-properties fo:padding="0.097cm" fo:border="0.05pt solid #000000"/>
    </style:style>
    <style:style style:name="_32_.A2" style:display-name="2.A2" style:family="table-cell">
      <style:table-cell-properties fo:padding="0.097cm" fo:border-left="0.05pt solid #000000" fo:border-right="none" fo:border-top="none" fo:border-bottom="0.05pt solid #000000"/>
    </style:style>
    <style:style style:name="_32_.C2" style:display-name="2.C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2" style:family="paragraph" style:parent-style-name="Standard">
      <style:paragraph-properties fo:margin-top="0.254cm" fo:margin-bottom="0cm" loext:contextual-spacing="false"/>
    </style:style>
    <style:style style:name="P3" style:family="paragraph" style:parent-style-name="Standard" style:master-page-name="First_20_Page">
      <style:paragraph-properties style:page-number="auto">
        <style:tab-stops>
          <style:tab-stop style:position="2.54cm"/>
        </style:tab-stops>
      </style:paragraph-properties>
    </style:style>
    <style:style style:name="P4" style:family="paragraph" style:parent-style-name="Text_20_body" style:list-style-name="L2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0ef2fb" officeooo:paragraph-rsid="000ef2fb"/>
    </style:style>
    <style:style style:name="P5" style:family="paragraph" style:parent-style-name="Text_20_body" style:list-style-name="L2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11de6d" officeooo:paragraph-rsid="0011de6d"/>
    </style:style>
    <style:style style:name="P6" style:family="paragraph" style:parent-style-name="Text_20_body" style:list-style-name="L2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paragraph-rsid="000ef2fb"/>
    </style:style>
    <style:style style:name="P7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officeooo:paragraph-rsid="000ef2fb"/>
    </style:style>
    <style:style style:name="P8" style:family="paragraph" style:parent-style-name="Heading_20_10">
      <style:text-properties officeooo:paragraph-rsid="000ef2fb"/>
    </style:style>
    <style:style style:name="P9" style:family="paragraph" style:parent-style-name="Heading_20_1">
      <style:text-properties officeooo:rsid="000ef2fb" officeooo:paragraph-rsid="000ef2fb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Liberation Sans1" fo:font-size="24pt" fo:language="en" fo:country="US" fo:text-shadow="1pt 1pt" fo:font-weight="bold"/>
    </style:style>
    <style:style style:name="T1" style:family="text">
      <style:text-properties fo:color="#808080"/>
    </style:style>
    <style:style style:name="T2" style:family="text">
      <style:text-properties officeooo:rsid="000ef2fb"/>
    </style:style>
    <style:style style:name="T3" style:family="text">
      <style:text-properties officeooo:rsid="00163ef7"/>
    </style:style>
    <style:style style:name="T4" style:family="text">
      <style:text-properties officeooo:rsid="001652b6"/>
    </style:style>
    <style:style style:name="T5" style:family="text">
      <style:text-properties style:font-name="Liberation Sans1" fo:font-size="24pt" fo:language="en" fo:country="US" fo:text-shadow="1pt 1pt" fo:font-weight="bold"/>
    </style:style>
    <text:list-style style:name="L1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499cm" text:min-label-width="0.499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999cm" text:min-label-width="0.499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498cm" text:min-label-width="0.499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997cm" text:min-label-width="0.499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.496cm" text:min-label-width="0.499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.995cm" text:min-label-width="0.499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3.494cm" text:min-label-width="0.499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3.994cm" text:min-label-width="0.499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4.493cm" text:min-label-width="0.499cm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48cm" style:run-through="foreground" style:wrap="run-through" style:number-wrapped-paragraphs="no-limit" style:vertical-pos="top" style:vertical-rel="paragraph" style:horizontal-pos="left" style:horizontal-rel="page-content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AddAgendaTopic" form:control-implementation="ooo:com.sun.star.form.component.CommandButton" xml:id="control1" form:id="control1" form:label="Add agenda point" form:printable="false" office:target-frame="" xlink:href="" form:image-data="" form:delay-for-repeat="PT0.50000000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application:Template.ModuleAgenda.NewTopic"/>
            </office:event-listeners>
          </form:button>
          <form:button form:name="BtnFinishAgenda" form:control-implementation="ooo:com.sun.star.form.component.CommandButton" xml:id="control2" form:id="control2" form:label="Close minutes: fill in initials + time" form:printable="false" office:target-frame="" xlink:href="" form:image-data="" form:delay-for-repeat="PT0.50000000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application:Template.ModuleAgenda.FinishAgenda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<text:tab/><text:span text:style-name="T2">06-06-18</text:span></text:p>
      <text:p text:style-name="P1">Time:<text:tab/><text:span text:style-name="T2">1500</text:span></text:p>
      <text:p text:style-name="P1">Location:<text:tab/><text:span text:style-name="T2">Skype</text:span></text:p>
      <text:p text:style-name="P1">Attended by:<text:tab/><text:span text:style-name="T2">Gilles Jacobs, Ioannis Antypas</text:span></text:p>
      <text:p text:style-name="P1">Chair:<text:tab/><text:span text:style-name="T3">Gilles</text:span></text:p>
      <text:p text:style-name="P1">Minutes:<text:tab/><text:span text:style-name="T2">Gilles</text:span></text:p>
      <text:p text:style-name="Subtitle">Subject:<text:tab/><text:span text:style-name="T2">EU forecasts sentiment analysis cooperation</text:span></text:p>
      <text:h text:style-name="P9" text:outline-level="1" text:is-list-header="true">Introduction to cooperation</text:h>
      <text:h text:style-name="P8" text:outline-level="10" text:is-list-header="true">Discussion</text:h>
      <text:list xml:id="list2116810461689724676" text:style-name="L2">
        <text:list-item>
          <text:p text:style-name="P7"><text:span text:style-name="T2">Introduce Ioannis Antypas</text:span></text:p>
        </text:list-item>
        <text:list-item>
          <text:p text:style-name="P6"><text:span text:style-name="T2">Introduce Gilles Jacobs</text:span></text:p>
        </text:list-item>
        <text:list-item>
          <text:p text:style-name="P6"><text:span text:style-name="T2">Introduce project goals, data set, data collection.</text:span></text:p>
        </text:list-item>
        <text:list-item>
          <text:p text:style-name="P5">Result: publication: ensurance? <text:span text:style-name="T4">Fallback, not blog.</text:span></text:p>
        </text:list-item>
        <text:list-item>
          <text:p text:style-name="P4">Discuss authorship attribution, verify if ok.</text:p>
        </text:list-item>
        <text:list-item>
          <text:p text:style-name="P6"><text:span text:style-name="T2">What exactly has been done, what work, what did not.</text:span></text:p>
        </text:list-item>
        <text:list-item>
          <text:p text:style-name="P6"><text:span text:style-name="T2">Mentioned insatisfactory results: test set, manual control.</text:span></text:p>
        </text:list-item>
        <text:list-item>
          <text:p text:style-name="P4">Analysis in article: manual nuance?</text:p>
        </text:list-item>
        <text:list-item>
          <text:p text:style-name="P4">Technologies: Python, github</text:p>
        </text:list-item>
      </text:list>
      <text:h text:style-name="Heading_20_10" text:outline-level="10" text:is-list-header="true">Conclusion</text:h>
      <text:p text:style-name="Text_20_body"><text:placeholder text:placeholder-type="text" text:description="Click placeholder and overwrite">&lt;Describe the conclusions reached&gt;</text:placeholder></text:p>
      <table:table table:name="2" table:style-name="_32_">
        <table:table-column table:style-name="_32_.A"/>
        <table:table-column table:style-name="_32_.B"/>
        <table:table-column table:style-name="_32_.C"/>
        <table:table-header-rows>
          <table:table-row>
            <table:table-cell table:style-name="_32_.A1" office:value-type="string">
              <text:h text:style-name="Heading_20_10" text:outline-level="10" text:is-list-header="true">Follow-up</text:h>
            </table:table-cell>
            <table:table-cell table:style-name="_32_.A1" office:value-type="string">
              <text:h text:style-name="Heading_20_10" text:outline-level="10" text:is-list-header="true">Who's responsible?</text:h>
            </table:table-cell>
            <table:table-cell table:style-name="_32_.C1" office:value-type="string">
              <text:h text:style-name="Heading_20_10" text:outline-level="10" text:is-list-header="true">Date</text:h>
            </table:table-cell>
          </table:table-row>
        </table:table-header-rows>
        <table:table-row>
          <table:table-cell table:style-name="_32_.A2" office:value-type="string">
            <text:p text:style-name="Text_20_body"><text:placeholder text:placeholder-type="text" text:description="Click placeholder and overwrite">&lt;Enter the points to be completed&gt;</text:placeholder></text:p>
          </table:table-cell>
          <table:table-cell table:style-name="_32_.A2" office:value-type="string">
            <text:p text:style-name="Text_20_body"><text:placeholder text:placeholder-type="text" text:description="Click placeholder and overwrite">&lt;Who will do it?&gt;</text:placeholder></text:p>
          </table:table-cell>
          <table:table-cell table:style-name="_32_.C2" office:value-type="float" office:value="0">
            <text:p text:style-name="Text_20_body"><text:placeholder text:placeholder-type="text" text:description="Click placeholder and overwrite">&lt;By when?&gt;</text:placeholder></text:p>
          </table:table-cell>
        </table:table-row>
      </table:table>
      <text:p text:style-name="P2"><text:bookmark text:name="NextTopic"/><text:hidden-text text:condition="ooow:" text:string-value="PT2" text:is-hidden="true"/></text:p>
      <text:p text:style-name="Standard"><draw:control text:anchor-type="paragraph" draw:z-index="1" draw:style-name="gr1" draw:text-style-name="P10" svg:width="7.012cm" svg:height="0.613cm" svg:x="9.01cm" svg:y="0.011cm" draw:control="control2"/><draw:control text:anchor-type="paragraph" draw:z-index="0" draw:style-name="gr1" draw:text-style-name="P10" svg:width="7.012cm" svg:height="0.613cm" svg:x="1.011cm" svg:y="0.011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Thorndale1" svg:font-family="Thorndale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Heading_20_1" style:display-name="Heading 1" style:family="paragraph" style:parent-style-name="Heading" style:default-outline-level="1" style:class="text">
      <loext:graphic-properties draw:fill="none" draw:fill-color="#cfe7f5"/>
      <style:paragraph-properties fo:margin-top="0.84cm" fo:margin-bottom="0.21cm" loext:contextual-spacing="false" fo:background-color="transparent"/>
      <style:text-properties fo:font-size="12pt" fo:font-weight="bold" fo:background-color="#e6e6e6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cm" fo:margin-bottom="0.203cm" loext:contextual-spacing="false"/>
      <style:text-properties fo:font-size="10pt" fo:font-weight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838cm" fo:margin-bottom="0cm" loext:contextual-spacing="false" fo:text-align="start" style:justify-single-word="false" style:page-number="auto">
        <style:tab-stops>
          <style:tab-stop style:position="2.54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start"/>
    </style:style>
    <style:style style:name="MP2" style:family="paragraph">
      <loext:graphic-properties draw:fill="none" draw:fill-color="#ffffff"/>
      <style:paragraph-properties fo:text-align="start"/>
      <style:text-properties style:font-name="Liberation Sans1" fo:font-size="24pt" fo:language="en" fo:country="US" fo:text-shadow="1pt 1pt" fo:font-weight="bold"/>
    </style:style>
    <style:style style:name="MT1" style:family="text">
      <style:text-properties style:font-name="Liberation Sans1" fo:font-size="24pt" fo:language="en" fo:country="US" fo:text-shadow="1pt 1pt" fo:font-weight="bold"/>
    </style:style>
    <style:style style:name="Mgr1" style:family="graphic">
      <style:graphic-properties draw:stroke="none" svg:stroke-color="#000000" draw:fill="none" draw:fill-color="#ffffff" fo:min-height="1.348cm" style:run-through="foreground" style:wrap="run-through" style:number-wrapped-paragraphs="no-limit" style:vertical-pos="top" style:vertical-rel="paragraph" style:horizontal-pos="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>LT3, UGent</text:sender-company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Title"><draw:frame text:anchor-type="paragraph" draw:z-index="2" draw:style-name="Mgr1" draw:text-style-name="MP2" svg:width="7.333cm" svg:height="1.348cm" svg:x="0cm" svg:y="0cm"><draw:text-box><text:p text:style-name="MP1"><text:span text:style-name="MT1">Minutes</text:span></text:p></draw:text-box></draw:frame><text:sender-company>LT3, UGent</text:sender-company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inutes of Meeting Template</dc:title>
    <dc:description>Minutes of Meeting Template is such a useful and effective business document. You can download a good template for it here. More like &lt;a href="http://www.wordstemplates.com/free-business-card-template.html"&gt;Free Business Card Template&lt;/a&gt;

&lt;a href="http://www.wordstemplates.com/service-level-agreement-template.html"&gt;Service Level Agreement Template&lt;/a&gt;

&lt;a href="http://www.wordstemplates.com/non-disclosure-agreement-template.html"&gt;Non-Disclosure Agreement Template&lt;/a&gt;

&lt;a href="http://www.wordstemplates.com/software-license-agreement-template.html"&gt;Software License Agreement Template&lt;/a&gt;

&lt;a href="http://www.wordstemplates.com/name-card-template.html"&gt;Name Card Template&lt;/a&gt;

&lt;a href="http://www.wordstemplates.com/service-agreement-template.html"&gt;Service Agreement Template&lt;/a&gt;

&lt;a href="http://www.wordstemplates.com/thank-you-note-card-template.html"&gt;Thank You Note Card Template&lt;/a&gt;

&lt;a href="http://www.wordstemplates.com/purchase-agreement-template.html"&gt;Purchase Agreement Template&lt;/a&gt;

at our linked resource. This is indeed a good useful template. </dc:description>
    <meta:creation-date>2018-06-06T13:52:08.831193858</meta:creation-date>
    <dc:language>de-DE</dc:language>
    <meta:editing-cycles>8</meta:editing-cycles>
    <meta:editing-duration>PT8M24S</meta:editing-duration>
    <meta:keyword>business</meta:keyword>
    <meta:keyword>minutes</meta:keyword>
    <dc:subject>Template for minutes - Design "Gray Simplicity"</dc:subject>
    <meta:initial-creator>Gilles Jacobs</meta:initial-creator>
    <dc:date>2018-06-06T14:00:34.576065521</dc:date>
    <dc:creator>Gilles Jacobs</dc:creator>
    <meta:document-statistic meta:table-count="1" meta:image-count="0" meta:object-count="0" meta:page-count="1" meta:paragraph-count="31" meta:word-count="114" meta:character-count="749" meta:non-whitespace-character-count="674"/>
    <meta:user-defined meta:name="License">&lt;a href="http://www.wordstemplates.com/"&gt;www.wordstemplates.com&lt;/a&gt;</meta:user-defined>
  </office:meta>
</office:document-meta>
</file>